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38.81pt"/>
    </style:style>
    <style:style style:name="co2" style:family="table-column">
      <style:table-column-properties fo:break-before="auto" style:column-width="139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14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61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 style:text-underline-style="solid" style:text-underline-width="auto" style:text-underline-color="font-color" fo:font-weight="bold" style:font-name-asian="WenQuanYi Zen Hei" style:font-weight-asian="bold" style:font-name-complex="FreeSans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Manufacturer</text:p>
          </table:table-cell>
          <table:table-cell table:style-name="ce5" office:value-type="string" calcext:value-type="string">
            <text:p>Manufacturer Part Number</text:p>
          </table:table-cell>
          <table:table-cell table:style-name="ce5" office:value-type="string" calcext:value-type="string">
            <text:p>Designator</text:p>
          </table:table-cell>
          <table:table-cell table:style-name="ce7" office:value-type="string" calcext:value-type="string">
            <text:p>QTY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5 Timer</text:p>
          </table:table-cell>
          <table:table-cell office:value-type="string" calcext:value-type="string">
            <text:p>http://www.mouser.com/Search/ProductDetail.aspx?R=NE555Pvirtualkey59500000virtualkey595-NE555P</text:p>
          </table:table-cell>
        </table:table-row>
        <table:table-row table:style-name="ro1">
          <table:table-cell office:value-type="string" calcext:value-type="string">
            <text:p>Molex</text:p>
          </table:table-cell>
          <table:table-cell office:value-type="string" calcext:value-type="string">
            <text:p>47053-1000</text:p>
          </table:table-cell>
          <table:table-cell office:value-type="string" calcext:value-type="string">
            <text:p>J1,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-pin PWM Fan Header</text:p>
          </table:table-cell>
          <table:table-cell office:value-type="string" calcext:value-type="string">
            <text:p>http://www.mouser.com/Search/ProductDetail.aspx?R=47053-1000virtualkey53810000virtualkey538-47053-1000</text:p>
          </table:table-cell>
        </table:table-row>
        <table:table-row table:style-name="ro1">
          <table:table-cell office:value-type="string" calcext:value-type="string">
            <text:p>Wurth Electronics</text:p>
          </table:table-cell>
          <table:table-cell table:style-name="ce2" office:value-type="float" office:value="177920521" calcext:value-type="float">
            <text:p>177920521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 to 5v DC/DC Converter</text:p>
          </table:table-cell>
          <table:table-cell office:value-type="string" calcext:value-type="string">
            <text:p>http://www.mouser.com/Search/ProductDetail.aspx?R=177920521virtualkey51110000virtualkey710-177920521</text:p>
          </table:table-cell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PTV09A-4020S-B104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 Linear 1 turn pot</text:p>
          </table:table-cell>
          <table:table-cell office:value-type="string" calcext:value-type="string">
            <text:p>http://www.mouser.com/Search/ProductDetail.aspx?R=PTV09A-4020S-B104virtualkey65210000virtualkey652-PTV09A4020SB104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FR-25JR-52-4K7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 Axial Resistor </text:p>
          </table:table-cell>
          <table:table-cell office:value-type="string" calcext:value-type="string">
            <text:p>http://www.mouser.com/ProductDetail/Yageo/CFR-25JR-52-4K7/?qs=sGAEpiMZZMtG0KNrPCHnjbKuINjZDKct6foxCcsbC1A%3d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FR-25JR-52-1K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 Axial Resistor</text:p>
          </table:table-cell>
          <table:table-cell office:value-type="string" calcext:value-type="string">
            <text:p>http://www.mouser.com/ProductDetail/Yageo/CFR-25JR-52-1K/?qs=sGAEpiMZZMtG0KNrPCHnjfF1ZgiT8dZBA5%2fDt8I8oTc%3d</text:p>
          </table:table-cell>
        </table:table-row>
        <table:table-row table:style-name="ro1">
          <table:table-cell office:value-type="string" calcext:value-type="string">
            <text:p>Illinois Capacitor / CDE</text:p>
          </table:table-cell>
          <table:table-cell office:value-type="string" calcext:value-type="string">
            <text:p>106RSS016M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Electrolytic Capacitor</text:p>
          </table:table-cell>
          <table:table-cell office:value-type="string" calcext:value-type="string">
            <text:p>http://www.mouser.com/Search/ProductDetail.aspx?R=106RSS016Mvirtualkey59850000virtualkey598-106RSS016M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uF Ceramic Capacitor</text:p>
          </table:table-cell>
          <table:table-cell office:value-type="string" calcext:value-type="string">
            <text:p>http://www.mouser.com/Search/ProductDetail.aspx?R=K104K15X7RF53L2virtualkey59420000virtualkey594-K104K15X7RF53L2</text:p>
          </table:table-cell>
        </table:table-row>
        <table:table-row table:style-name="ro1">
          <table:table-cell office:value-type="string" calcext:value-type="string">
            <text:p>ON Semiconductor/Fairchild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 Diode</text:p>
          </table:table-cell>
          <table:table-cell office:value-type="string" calcext:value-type="string">
            <text:p>http://www.mouser.com/ProductDetail/ON-Semiconductor-Fairchild/1N4148/?qs=sGAEpiMZZMtoHjESLttvkoBU6cp6%252bZs9oaGbBohzXiI%3d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D103M29Z5UH6UJ5R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1uF Ceramic Capacitor</text:p>
          </table:table-cell>
          <table:table-cell office:value-type="string" calcext:value-type="string">
            <text:p>http://www.mouser.com/Search/ProductDetail.aspx?R=D103M29Z5UH6UJ5Rvirtualkey59420000virtualkey594-D103M29Z5UH6UJ5R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K681J15C0GF5TL2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pF Ceramic Capcitor</text:p>
          </table:table-cell>
          <table:table-cell office:value-type="string" calcext:value-type="string">
            <text:p>http://www.mouser.com/Search/ProductDetail.aspx?R=K681J15C0GF5TL2virtualkey59420000virtualkey594-K681J15C0GF5TL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6">00/00/0000</text:date>, <text:time style:data-style-name="N2" text:time-value="16:54:08.250017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01:16:40.213340676</meta:creation-date>
    <dc:date>2017-09-26T17:51:47.011116339</dc:date>
    <meta:editing-duration>PT6M18S</meta:editing-duration>
    <meta:editing-cycles>2</meta:editing-cycles>
    <meta:generator>LibreOffice/5.4.1.2.0$Linux_X86_64 LibreOffice_project/40m0$Build-2</meta:generator>
    <meta:document-statistic meta:table-count="1" meta:cell-count="72" meta:object-count="0"/>
  </office:meta>
</office:document-meta>
</file>